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25-01-14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24-01-11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23-02-22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22-02-1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21-02-04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20-01-23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9-02-06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8-01-03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6-12-2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6-01-27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4-12-01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3-12-05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3-01-10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1-12-13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0-12-22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10-01-06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1888" calcext:value-type="float">
            <text:p>51.6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9-01-08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8-01-29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7-02-07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6-01-10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5-01-20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4-02-1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3-01-1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2-02-17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1-02-19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2000-02-1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8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8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84" calcext:value-type="float">
            <text:p>105.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8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34784" calcext:value-type="float">
            <text:p>121.3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7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136" calcext:value-type="float">
            <text:p>121.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712" calcext:value-type="float">
            <text:p>117.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6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4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5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03095141801</text:p>
          </table:table-cell>
          <table:table-cell office:value-type="string" calcext:value-type="string">
            <text:p>194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1" meta:object-count="0"/>
    <meta:user-defined meta:name="AppVersion">3.0</meta:user-defined>
  </office:meta>
</office:document-meta>
</file>